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officeooo:rsid="000cd35f" officeooo:paragraph-rsid="000cd35f"/>
    </style:style>
    <style:style style:name="P2" style:family="paragraph" style:parent-style-name="Standard">
      <style:paragraph-properties fo:text-align="justify" style:justify-single-word="false"/>
      <style:text-properties style:font-name="Times" officeooo:rsid="000cd35f" officeooo:paragraph-rsid="000cd35f"/>
    </style:style>
    <style:style style:name="P3" style:family="paragraph" style:parent-style-name="Standard">
      <style:paragraph-properties fo:text-align="center" style:justify-single-word="false"/>
      <style:text-properties style:font-name="Times" officeooo:rsid="00213573" officeooo:paragraph-rsid="00213573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207f6" officeooo:paragraph-rsid="001207f6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1a849f" officeooo:paragraph-rsid="001a849f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01d53ac" officeooo:paragraph-rsid="001d53ac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officeooo:paragraph-rsid="001058e0"/>
    </style:style>
    <style:style style:name="P8" style:family="paragraph" style:parent-style-name="Text_20_body">
      <style:paragraph-properties fo:text-align="justify" style:justify-single-word="false"/>
      <style:text-properties officeooo:paragraph-rsid="000d5a64"/>
    </style:style>
    <style:style style:name="P9" style:family="paragraph" style:parent-style-name="Text_20_body">
      <style:paragraph-properties fo:text-align="justify" style:justify-single-word="false"/>
      <style:text-properties officeooo:paragraph-rsid="000d2f2d"/>
    </style:style>
    <style:style style:name="P10" style:family="paragraph" style:parent-style-name="Text_20_body">
      <style:paragraph-properties fo:text-align="justify" style:justify-single-word="false"/>
      <style:text-properties officeooo:paragraph-rsid="001207f6"/>
    </style:style>
    <style:style style:name="P11" style:family="paragraph" style:parent-style-name="Text_20_body">
      <style:paragraph-properties fo:text-align="justify" style:justify-single-word="false"/>
      <style:text-properties officeooo:paragraph-rsid="001c69e0"/>
    </style:style>
    <style:style style:name="P12" style:family="paragraph" style:parent-style-name="Text_20_body">
      <style:paragraph-properties fo:text-align="justify" style:justify-single-word="false"/>
      <style:text-properties fo:font-size="12pt" officeooo:rsid="0015b421" officeooo:paragraph-rsid="0015b421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" fo:font-size="14pt" fo:font-weight="bold" officeooo:rsid="0021447b" officeooo:paragraph-rsid="0021447b" style:font-size-asian="14pt" style:font-weight-asian="bold" style:font-size-complex="14pt" style:font-weight-complex="bold"/>
    </style:style>
    <style:style style:name="P15" style:family="paragraph" style:parent-style-name="Heading" style:list-style-name="L1" style:master-page-name="">
      <loext:graphic-properties draw:fill="none"/>
      <style:paragraph-properties fo:margin-left="0.6cm" fo:margin-right="0cm" fo:text-indent="-0.6cm" style:auto-text-indent="false" style:page-number="auto" fo:background-color="transparent"/>
      <style:text-properties style:font-name="Times" fo:font-weight="bol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" fo:font-size="14pt" fo:font-weight="normal" officeooo:rsid="001d53ac" officeooo:paragraph-rsid="001d53ac" style:font-size-asian="14pt" style:font-weight-asian="normal" style:font-size-complex="14pt" style:font-weight-complex="normal"/>
    </style:style>
    <style:style style:name="P17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officeooo:paragraph-rsid="000d2f2d"/>
    </style:style>
    <style:style style:name="P18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font-size="14pt" fo:font-weight="bold" officeooo:paragraph-rsid="000d5a64" style:font-size-asian="14pt" style:font-weight-asian="bold" style:font-size-complex="14pt" style:font-weight-complex="bold"/>
    </style:style>
    <style:style style:name="P19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font-size="14pt" fo:font-weight="bold" officeooo:rsid="001058e0" officeooo:paragraph-rsid="00111b31" style:font-size-asian="14pt" style:font-weight-asian="bold" style:font-size-complex="14pt" style:font-weight-complex="bold"/>
    </style:style>
    <style:style style:name="P20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style:font-name="Times" fo:font-size="14pt" fo:font-weight="bold" officeooo:rsid="001207f6" officeooo:paragraph-rsid="001207f6" style:font-size-asian="14pt" style:font-weight-asian="bold" style:font-size-complex="14pt" style:font-weight-complex="bold"/>
    </style:style>
    <style:style style:name="P21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font-size="14pt" fo:font-weight="bold" officeooo:rsid="001207f6" officeooo:paragraph-rsid="001207f6" style:font-size-asian="14pt" style:font-weight-asian="bold" style:font-size-complex="14pt" style:font-weight-complex="bold"/>
    </style:style>
    <style:style style:name="P22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font-size="14pt" fo:font-weight="bold" officeooo:rsid="0015b421" officeooo:paragraph-rsid="0015b421" style:font-size-asian="14pt" style:font-weight-asian="bold" style:font-size-complex="14pt" style:font-weight-complex="bold"/>
    </style:style>
    <style:style style:name="P23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font-size="14pt" fo:font-weight="bold" officeooo:rsid="001a849f" officeooo:paragraph-rsid="001a849f" style:font-size-asian="14pt" style:font-weight-asian="bold" style:font-size-complex="14pt" style:font-weight-complex="bold"/>
    </style:style>
    <style:style style:name="P24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style:font-name="Times" fo:font-size="14pt" fo:font-weight="bold" officeooo:rsid="001c69e0" officeooo:paragraph-rsid="001c69e0" style:font-size-asian="14pt" style:font-weight-asian="bold" style:font-size-complex="14pt" style:font-weight-complex="bold"/>
    </style:style>
    <style:style style:name="P25" style:family="paragraph" style:parent-style-name="Text_20_body" style:list-style-name="L1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style:font-name="Times" fo:font-size="14pt" fo:font-weight="bold" officeooo:rsid="001d53ac" officeooo:paragraph-rsid="001d53ac" style:font-size-asian="14pt" style:font-weight-asian="bold" style:font-size-complex="14pt" style:font-weight-complex="bold"/>
    </style:style>
    <style:style style:name="T1" style:family="text">
      <style:text-properties officeooo:rsid="0007e70f"/>
    </style:style>
    <style:style style:name="T2" style:family="text">
      <style:text-properties style:font-name="Times"/>
    </style:style>
    <style:style style:name="T3" style:family="text">
      <style:text-properties style:font-name="Times" officeooo:rsid="000cd35f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0cd35f"/>
    </style:style>
    <style:style style:name="T6" style:family="text">
      <style:text-properties style:font-name="Times" fo:font-size="12pt" fo:font-weight="normal" officeooo:rsid="000cd35f" style:font-weight-asian="normal" style:font-weight-complex="normal"/>
    </style:style>
    <style:style style:name="T7" style:family="text">
      <style:text-properties style:font-name="Times" fo:font-size="12pt" fo:font-weight="normal" officeooo:rsid="000d4ed8" style:font-weight-asian="normal" style:font-weight-complex="normal"/>
    </style:style>
    <style:style style:name="T8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" fo:font-size="12pt" fo:font-weight="normal" officeooo:rsid="000d5a64" style:font-size-asian="12pt" style:font-weight-asian="normal" style:font-size-complex="12pt" style:font-weight-complex="normal"/>
    </style:style>
    <style:style style:name="T10" style:family="text">
      <style:text-properties style:font-name="Times" fo:font-size="12pt" fo:font-weight="normal" officeooo:rsid="000ee7ff" style:font-size-asian="12pt" style:font-weight-asian="normal" style:font-size-complex="12pt" style:font-weight-complex="normal"/>
    </style:style>
    <style:style style:name="T11" style:family="text">
      <style:text-properties style:font-name="Times" fo:font-size="12pt" fo:font-weight="normal" officeooo:rsid="000f8bb4" style:font-size-asian="12pt" style:font-weight-asian="normal" style:font-size-complex="12pt" style:font-weight-complex="normal"/>
    </style:style>
    <style:style style:name="T12" style:family="text">
      <style:text-properties style:font-name="Times" fo:font-size="12pt" fo:font-weight="normal" officeooo:rsid="0011cd26" style:font-size-asian="12pt" style:font-weight-asian="normal" style:font-size-complex="12pt" style:font-weight-complex="normal"/>
    </style:style>
    <style:style style:name="T13" style:family="text">
      <style:text-properties style:font-name="Times" fo:font-size="12pt" fo:font-weight="normal" officeooo:rsid="001207f6" style:font-size-asian="12pt" style:font-weight-asian="normal" style:font-size-complex="12pt" style:font-weight-complex="normal"/>
    </style:style>
    <style:style style:name="T14" style:family="text">
      <style:text-properties style:font-name="Times" fo:font-size="12pt" fo:font-weight="normal" officeooo:rsid="001058e0" style:font-size-asian="12pt" style:font-weight-asian="normal" style:font-size-complex="12pt" style:font-weight-complex="normal"/>
    </style:style>
    <style:style style:name="T15" style:family="text">
      <style:text-properties style:font-name="Times" fo:font-size="12pt" fo:font-weight="normal" officeooo:rsid="001c69e0" style:font-size-asian="12pt" style:font-weight-asian="normal" style:font-size-complex="12pt" style:font-weight-complex="normal"/>
    </style:style>
    <style:style style:name="T16" style:family="text">
      <style:text-properties style:font-name="Times" fo:font-size="12pt" fo:font-weight="normal" officeooo:rsid="001d53ac" style:font-size-asian="12pt" style:font-weight-asian="normal" style:font-size-complex="12pt" style:font-weight-complex="normal"/>
    </style:style>
    <style:style style:name="T17" style:family="text">
      <style:text-properties style:font-name="Times"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style:font-name="Times" fo:font-size="12pt" fo:font-weight="normal" officeooo:rsid="0017c354" style:font-size-asian="10.5pt" style:font-weight-asian="normal" style:font-size-complex="12pt" style:font-weight-complex="normal"/>
    </style:style>
    <style:style style:name="T19" style:family="text">
      <style:text-properties style:font-name="Times" fo:font-size="12pt" fo:font-weight="normal" officeooo:rsid="001c69e0" style:font-size-asian="10.5pt" style:font-weight-asian="normal" style:font-size-complex="12pt" style:font-weight-complex="normal"/>
    </style:style>
    <style:style style:name="T20" style:family="text">
      <style:text-properties style:font-name="Times" fo:font-size="12pt" officeooo:rsid="000d2f2d"/>
    </style:style>
    <style:style style:name="T21" style:family="text">
      <style:text-properties style:font-name="Times" fo:font-size="14pt" fo:font-weight="normal" officeooo:rsid="000cd35f" style:font-weight-asian="normal" style:font-weight-complex="normal"/>
    </style:style>
    <style:style style:name="T22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Times" fo:font-size="14pt" fo:font-weight="normal" officeooo:rsid="000d5a64" style:font-size-asian="14pt" style:font-weight-asian="normal" style:font-size-complex="14pt" style:font-weight-complex="normal"/>
    </style:style>
    <style:style style:name="T24" style:family="text">
      <style:text-properties style:font-name="Times" fo:font-size="14pt" fo:font-weight="normal" officeooo:rsid="001058e0" style:font-size-asian="14pt" style:font-weight-asian="normal" style:font-size-complex="14pt" style:font-weight-complex="normal"/>
    </style:style>
    <style:style style:name="T25" style:family="text">
      <style:text-properties style:font-name="Times" fo:font-size="14pt" fo:font-weight="normal" officeooo:rsid="001207f6" style:font-size-asian="14pt" style:font-weight-asian="normal" style:font-size-complex="14pt" style:font-weight-complex="normal"/>
    </style:style>
    <style:style style:name="T26" style:family="text">
      <style:text-properties style:font-name="Times" fo:font-size="14pt" fo:font-weight="normal" officeooo:rsid="001c69e0" style:font-size-asian="14pt" style:font-weight-asian="normal" style:font-size-complex="14pt" style:font-weight-complex="normal"/>
    </style:style>
    <style:style style:name="T27" style:family="text">
      <style:text-properties style:font-name="Times" fo:font-size="14pt" fo:font-weight="normal" officeooo:rsid="000cd35f" style:font-size-asian="14pt" style:font-weight-asian="normal" style:font-size-complex="14pt" style:font-weight-complex="normal"/>
    </style:style>
    <style:style style:name="T28" style:family="text">
      <style:text-properties style:font-name="Times" fo:font-size="14pt" officeooo:rsid="000d5a64" style:font-size-asian="14pt" style:font-size-complex="14pt"/>
    </style:style>
    <style:style style:name="T29" style:family="text">
      <style:text-properties style:font-name="Times" fo:font-size="14pt" officeooo:rsid="000cd35f" style:font-size-asian="14pt" style:font-size-complex="14pt"/>
    </style:style>
    <style:style style:name="T30" style:family="text">
      <style:text-properties style:font-name="Times" fo:font-size="14pt" fo:font-weight="bold" officeooo:rsid="000d5a64" style:font-size-asian="14pt" style:font-weight-asian="bold" style:font-size-complex="14pt" style:font-weight-complex="bold"/>
    </style:style>
    <style:style style:name="T31" style:family="text">
      <style:text-properties style:font-name="Times" fo:font-size="14pt" fo:font-weight="bold" officeooo:rsid="000cd35f" style:font-size-asian="14pt" style:font-weight-asian="bold" style:font-size-complex="14pt" style:font-weight-complex="bold"/>
    </style:style>
    <style:style style:name="T32" style:family="text">
      <style:text-properties style:font-name="Times" fo:font-weight="normal" style:font-weight-asian="normal" style:font-weight-complex="normal"/>
    </style:style>
    <style:style style:name="T33" style:family="text">
      <style:text-properties style:font-name="Times" fo:font-weight="normal" officeooo:rsid="000d4ed8" style:font-weight-asian="normal" style:font-weight-complex="normal"/>
    </style:style>
    <style:style style:name="T34" style:family="text">
      <style:text-properties style:font-name="Times" fo:font-weight="normal" officeooo:rsid="000d5a64" style:font-weight-asian="normal" style:font-weight-complex="normal"/>
    </style:style>
    <style:style style:name="T35" style:family="text">
      <style:text-properties style:font-name="Times" fo:font-weight="normal" officeooo:rsid="000ee7ff" style:font-weight-asian="normal" style:font-weight-complex="normal"/>
    </style:style>
    <style:style style:name="T36" style:family="text">
      <style:text-properties style:font-name="Times" fo:font-weight="normal" officeooo:rsid="001484e7" style:font-weight-asian="normal" style:font-weight-complex="normal"/>
    </style:style>
    <style:style style:name="T37" style:family="text">
      <style:text-properties style:font-name="Times" fo:font-weight="normal" officeooo:rsid="00172d4c" style:font-weight-asian="normal" style:font-weight-complex="normal"/>
    </style:style>
    <style:style style:name="T38" style:family="text">
      <style:text-properties style:font-name="Times" fo:font-weight="normal" officeooo:rsid="00192340" style:font-weight-asian="normal" style:font-weight-complex="normal"/>
    </style:style>
    <style:style style:name="T39" style:family="text">
      <style:text-properties style:font-name="Times" fo:font-weight="normal" officeooo:rsid="001a849f" style:font-weight-asian="normal" style:font-weight-complex="normal"/>
    </style:style>
    <style:style style:name="T40" style:family="text">
      <style:text-properties style:font-name="Times" fo:font-weight="normal" officeooo:rsid="000cd35f" style:font-weight-asian="normal" style:font-weight-complex="normal"/>
    </style:style>
    <style:style style:name="T41" style:family="text">
      <style:text-properties style:font-name="Times" officeooo:rsid="000d4ed8"/>
    </style:style>
    <style:style style:name="T42" style:family="text">
      <style:text-properties style:font-name="Times" officeooo:rsid="000d5a64"/>
    </style:style>
    <style:style style:name="T43" style:family="text">
      <style:text-properties style:font-name="Times" officeooo:rsid="000ee7ff"/>
    </style:style>
    <style:style style:name="T44" style:family="text">
      <style:text-properties style:font-name="Times" officeooo:rsid="00172d4c"/>
    </style:style>
    <style:style style:name="T45" style:family="text">
      <style:text-properties style:font-name="Times" officeooo:rsid="001484e7"/>
    </style:style>
    <style:style style:name="T46" style:family="text">
      <style:text-properties style:font-name="Times" officeooo:rsid="00192340"/>
    </style:style>
    <style:style style:name="T47" style:family="text">
      <style:text-properties officeooo:rsid="000d5a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Resumo do texto “</text:span>Teorias da Comunicação – resumo com ilustrações”</text:p>
      <text:p text:style-name="P13"/>
      <text:p text:style-name="P14">Rafael Francisco Ferreira</text:p>
      <text:p text:style-name="P1"/>
      <text:p text:style-name="P3"/>
      <text:p text:style-name="P2"><text:tab/>As teorias da comunicação que veremos a seguir nasceram após o início do século 20, devido à primeira guerra mundial.</text:p>
      <text:list xml:id="list502293506" text:style-name="L1">
        <text:list-item>
          <text:p text:style-name="P15">Teoria Hipodérmica <text:span text:style-name="T47">(1930)</text:span></text:p>
        </text:list-item>
      </text:list>
      <text:p text:style-name="P9"><text:span text:style-name="T2"><text:tab/></text:span><text:span text:style-name="T3">Também conhecida como </text:span><text:span text:style-name="T2">“</text:span><text:span text:style-name="T4">Teoria dos Efeitos Ilimitados”, ou Teoria da agulha hipodérmica, ou ainda Teoria da Bala, </text:span><text:span text:style-name="T5">esta teoria propõe que a mensagem entra sem resistência no receptor, sendo capaz de influenciar a pessoa imediatamente. </text:span><text:span text:style-name="T20">Exemplo: Propaganda do “I Want You”.</text:span></text:p>
      <text:list xml:id="list101652017173271" text:continue-numbering="true" text:style-name="L1">
        <text:list-item>
          <text:p text:style-name="P17"><text:span text:style-name="Strong_20_Emphasis"><text:span text:style-name="T31">Modelo de Lasswell</text:span></text:span><text:span text:style-name="T31"> <text:s/></text:span><text:span text:style-name="T30">(1930)</text:span></text:p>
        </text:list-item>
      </text:list>
      <text:p text:style-name="P9"><text:span text:style-name="T6"><text:tab/></text:span><text:span text:style-name="T7">Harold Lasswell, cientista politico e professor das universidades Columbia e Yale, desenvolveu um novo modelo de comunicação que apontava os erros da Teoria Hipodermica.</text:span></text:p>
      <text:p text:style-name="P8"><text:span text:style-name="T7"><text:tab/>Seu modelo chama atenção para cinco estudos que são cruciais para a compreensão da mensagem midiática, sendo eles: o Emissor</text:span><text:span text:style-name="Strong_20_Emphasis"><text:span text:style-name="T7">, a Mensagem, o Canal, o Receptor e os Efeitos.</text:span></text:span><text:span text:style-name="T7"> </text:span></text:p>
      <text:list xml:id="list101650592859637" text:continue-numbering="true" text:style-name="L1">
        <text:list-item>
          <text:p text:style-name="P18"><text:span text:style-name="T41">T</text:span><text:span text:style-name="T2">eoria da Persuasão </text:span><text:span text:style-name="T42">(1940)</text:span></text:p>
        </text:list-item>
      </text:list>
      <text:p text:style-name="P8"><text:span text:style-name="T22"><text:tab/></text:span><text:span text:style-name="T9">Também chamada de Teoria Empírico-experimental, esta teoria propõe que a mensagem só entra após ser filtrada pelo psicológico do receptor, portanto, o receptor não é manipulado pela mensagem, sendo somente persuadido por ela. </text:span><text:span text:style-name="T10">Exemplos: propaganda da Va</text:span><text:span text:style-name="T11">l</text:span><text:span text:style-name="T10">ise</text:span><text:span text:style-name="T11">r</text:span><text:span text:style-name="T10">e (meu primeiro sutiã). </text:span></text:p>
      <text:list xml:id="list101651366166076" text:continue-numbering="true" text:style-name="L1">
        <text:list-item>
          <text:p text:style-name="P19"><text:span text:style-name="T43">T</text:span><text:span text:style-name="T2">eoria Empírica de Campo </text:span><text:span text:style-name="T42">(1940)</text:span></text:p>
        </text:list-item>
      </text:list>
      <text:p text:style-name="P7"><text:span text:style-name="T24"><text:tab/></text:span><text:span text:style-name="T12">T</text:span><text:span text:style-name="T14">ambém conhecida como Teoria dos Efeitos Limitados, propõe uma ideia oposta à da Teoria da Persuasão. </text:span><text:span text:style-name="T12">A teoria diz que nem todas as mensagens influenciarão diretamente o receptor, pois a filtragem não seria psicológica, e sim predominantemente social. </text:span><text:span text:style-name="T13">Exemplo: comercial de smartphone que apresenta as vantagens de se ter um aparelho de última geração.</text:span></text:p>
      <text:list xml:id="list101652007567815" text:continue-numbering="true" text:style-name="L1">
        <text:list-item>
          <text:p text:style-name="P20">Teoria Funcionalista</text:p>
        </text:list-item>
      </text:list>
      <text:p text:style-name="P4"><text:span text:style-name="T32"><text:tab/></text:span><text:span text:style-name="T17">Esta teoria destaca que o foco do estudo deve estar nas funções exercidas pela mídia na sociedade, e não em seus efeitos. Os veículos de comunicação teriam como funções então: informar, educar, criar ícones e vender. Exemplo: comunicado de vacinação (informar), jogos de futebol (vender).</text:span></text:p>
      <text:list xml:id="list101651545399143" text:continue-numbering="true" text:style-name="L1">
        <text:list-item>
          <text:p text:style-name="P21"><text:span text:style-name="T2">Teoria Crítica </text:span><text:span text:style-name="T44">(1937)</text:span></text:p>
        </text:list-item>
      </text:list>
      <text:p text:style-name="P10"><text:span text:style-name="T25"><text:tab/></text:span><text:span text:style-name="T18">Derivando de uma corrente teórica fundada pela Escola de Frankfurt, esta teoria estuda a natureza industrial das informações, propondo que a finalidade é que o receptor consuma os produtos de mídia passivamente, se tornando, assim, um objeto da indústria. Exemplo: o caso </text:span><text:soft-page-break/><text:span text:style-name="T18">de pessoas que acampam em frente a lojas da Apple para comprar o lançamento de um novo produto da marca.</text:span></text:p>
      <text:list xml:id="list101650617191123" text:continue-numbering="true" text:style-name="L1">
        <text:list-item>
          <text:p text:style-name="P22"><text:span text:style-name="T45">T</text:span><text:span text:style-name="T2">eoria Culturológica </text:span><text:span text:style-name="T46">(1960)</text:span></text:p>
        </text:list-item>
      </text:list>
      <text:p text:style-name="P12"><text:span text:style-name="T38"><text:tab/></text:span><text:span text:style-name="T39">Esta teoria propõe que a própria massa propaga aquilo que lhe agrada, sem depender de persuasão ou alienação pelos meios de comunicação. Exemplo: mesmo após duas décadas da morte de Renato Russo, milhões de pessoas continuam cantando suas músicas e consumindo produtos de mídia que possuem relação com ele.</text:span></text:p>
      <text:list xml:id="list101651886910391" text:continue-numbering="true" text:style-name="L1">
        <text:list-item>
          <text:p text:style-name="P23"><text:span text:style-name="T46">T</text:span><text:span text:style-name="T2">eoria do Agendamento (1970)</text:span></text:p>
        </text:list-item>
      </text:list>
      <text:p text:style-name="P5"><text:span text:style-name="T32"><text:tab/></text:span><text:span text:style-name="T19">A teoria do agendamento propõe que a mensagem vinculada sempre esteve vinculada à “agenda” do emissor. Exemplo: o caso de Elize Matsunaga.</text:span></text:p>
      <text:list xml:id="list101651532097396" text:continue-numbering="true" text:style-name="L1">
        <text:list-item>
          <text:p text:style-name="P24">Gatekeeper (1947)</text:p>
        </text:list-item>
      </text:list>
      <text:p text:style-name="P11"><text:span text:style-name="T26"><text:tab/></text:span><text:span text:style-name="T15">G</text:span><text:span text:style-name="T8">atekeepers (“guardiões do portão”), </text:span><text:span text:style-name="T15">segundo esta teoria, seriam os profissionais da área de comunicação que podem filtrar o que será divulgado pela mídia. Os estudos são concentrados em analisar o comportamento e as possíveis intenções destes profissionais. </text:span><text:span text:style-name="T16">Exemplo: após o grande crescimento das redes sociais, o profissional pode pautar-se no que está sendo mais falado para escolher o que será ou não noticiado pela mídia.</text:span></text:p>
      <text:list xml:id="list101650557224762" text:continue-numbering="true" text:style-name="L1">
        <text:list-item>
          <text:p text:style-name="P25">Newsmaking</text:p>
        </text:list-item>
      </text:list>
      <text:p text:style-name="P6"><text:span text:style-name="T32"><text:tab/></text:span><text:span text:style-name="T17">Esta teoria propõe que a realidade é construída a partir da seleção de fatos que ocorrem diariamente. Esta seleção depende da decisão do emissor, que se baseia nas seguintes regras: reconhecer os fatos que podem ser notícia, elaborar formas de relatar os assuntos e organizar o trabalho para que os acontecimentos noticiáveis possam ser vistos de maneira harmônica.</text:span></text:p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style:font-name="Times" fo:font-family="Times" style:font-family-generic="roman" fo:font-size="14pt" fo:font-weight="bold" style:font-size-asian="12.25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35:24.395000000</meta:creation-date>
    <dc:date>2018-05-02T10:16:50.211000000</dc:date>
    <meta:editing-duration>PT1H19M26S</meta:editing-duration>
    <meta:editing-cycles>25</meta:editing-cycles>
    <meta:generator>LibreOffice/6.0.0.3$Windows_X86_64 LibreOffice_project/64a0f66915f38c6217de274f0aa8e15618924765</meta:generator>
    <meta:document-statistic meta:table-count="0" meta:image-count="0" meta:object-count="0" meta:page-count="2" meta:paragraph-count="25" meta:word-count="562" meta:character-count="3614" meta:non-whitespace-character-count="3069"/>
  </office:meta>
</office:document-meta>
</file>